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608000039434E99AB7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/>
    </style:style>
    <style:style style:name="P2" style:family="paragraph" style:parent-style-name="Standard">
      <style:paragraph-properties fo:text-align="start" style:justify-single-word="false"/>
      <style:text-properties style:font-name="Calibri"/>
    </style:style>
    <style:style style:name="P3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style:text-underline-style="none" fo:font-weight="bold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Calibri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age d'inscription</text:p>
      <text:p text:style-name="P1"/>
      <text:p text:style-name="P1"/>
      <text:p text:style-name="P3">ACCES A LA PAGE :</text:p>
      <text:p text:style-name="P2"/>
      <text:p text:style-name="P2">Pour accéder à la page d'inscription il faut cliquer sur le bouton inscription qui est sur la page d'accueil en haut à droite à côté du bouton connexion dans le header de la page d'accueil.</text:p>
      <text:p text:style-name="P2"/>
      <text:p text:style-name="P3">ETAT INIITAL :</text:p>
      <text:p text:style-name="P3"/>
      <text:p text:style-name="P2"><text:span text:style-name="T1">la page d'inscription est constitué de 3 parties :</text:span><text:line-break/> </text:p>
      <text:list xml:id="list4756562499835110712" text:style-name="L1">
        <text:list-item>
          <text:p text:style-name="P7">le footer</text:p>
        </text:list-item>
        <text:list-item>
          <text:p text:style-name="P7">le header </text:p>
        </text:list-item>
        <text:list-item>
          <text:p text:style-name="P7">le body</text:p>
        </text:list-item>
      </text:list>
      <text:p text:style-name="P2"/>
      <text:p text:style-name="P4">DANS LE FOOTER : </text:p>
      <text:p text:style-name="P2"/>
      <text:p text:style-name="P2">Le footer ne change pas. Il est le même.</text:p>
      <text:p text:style-name="P2"/>
      <text:p text:style-name="P2"/>
      <text:p text:style-name="P4">DANS LE HEADER :</text:p>
      <text:p text:style-name="P2"/>
      <text:p text:style-name="P2">il y a une carrée à gauche où le client va pouvoir s'inscrire, </text:p>
      <text:p text:style-name="P2">c'est à dire qu'il y aura un bouton pour rentrer son, nom, prénom, son email.</text:p>
      <text:p text:style-name="P2">Après il a deux zone de texte avec création d'un mot de passe et confirmation du mot du passe.</text:p>
      <text:p text:style-name="P2"/>
      <text:p text:style-name="P2">Puis il y a les condition d'utilisation, dire qu'on a plus de 18ans et le client doit cliquer sur le bouton ok.</text:p>
      <text:p text:style-name="P2"/>
      <text:p text:style-name="P2">Ca c'était pour la première partie du body, dans la seconde partie il y a un texte pour signaler à l'utilisateur qu'il peut cliquer sur un bouton de connexion s'il est déjà inscrit.</text:p>
      <text:p text:style-name="P2"/>
      <text:p text:style-name="P4">DANS LE HEADER :</text:p>
      <text:p text:style-name="P2"><text:s/></text:p>
      <text:p text:style-name="P2">Dans le header il y a le logo du site avec un texte « Commencez à utilisez BidDay 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SCHEMA DE LA PAGE :</text:p>
      <text:p text:style-name="P2"/>
      <text:p text:style-name="P2"><draw:frame draw:style-name="fr1" draw:name="images1" text:anchor-type="paragraph" svg:width="17cm" svg:height="8.248cm" draw:z-index="0"><draw:image xlink:href="Pictures/2000000700007608000039434E99AB7E.svm" xlink:type="simple" xlink:show="embed" xlink:actuate="onLoad"/></draw:frame></text:p>
      <text:p text:style-name="P3">EVENEMENTS DECLENCHEUR :</text:p>
      <text:p text:style-name="P3"/>
      <text:p text:style-name="P6">SI <text:span text:style-name="T2">on clique sur le bouton soumettre une fois avoir rempli tout les champs obligatoire pour l'inscription c'est à dire Prénom, Nom, Adresse e-mail, Mot de passe et la confirmation du mot de passe. <text:s/></text:span>ALORS <text:span text:style-name="T2">nous somme rediriger vers la page d'accueil.<text:line-break/></text:span></text:p>
      <text:p text:style-name="P6">SI <text:span text:style-name="T2">l'utilisateur clique sur les condition d'utilisation </text:span>ALORS <text:span text:style-name="T2">un nouvel onglet apparaîtra et affichera les conditions d'utilisation de BidBay.</text:span></text:p>
      <text:p text:style-name="P6"><text:span text:style-name="T2"><text:line-break/></text:span>SI <text:span text:style-name="T2">on clique sur le bouton se connecter à droite de la page parce que l'utilisateur a déjà un compte <text:s/>sur BidBay </text:span>ALORS <text:span text:style-name="T2">il sera redirigé vers la page de conecxion où l'utilisateur devra se connecter pour avoir un compte sur le si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 A</meta:initial-creator>
    <meta:creation-date>2015-04-21T10:51:17.82</meta:creation-date>
    <dc:date>2015-04-29T17:56:22.48</dc:date>
    <dc:creator>Charles BANQUET</dc:creator>
    <meta:editing-duration>PT17M15S</meta:editing-duration>
    <meta:editing-cycles>6</meta:editing-cycles>
    <meta:generator>OpenOffice/4.1.1$Win32 OpenOffice.org_project/411m6$Build-9775</meta:generator>
    <meta:document-statistic meta:table-count="0" meta:image-count="1" meta:object-count="0" meta:page-count="2" meta:paragraph-count="24" meta:word-count="317" meta:character-count="1685"/>
  </office:meta>
</office:document-meta>
</file>